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INFO] Pulsar Build Tools ................................. SUCCESS [ <text:s/>4.401 s]</text:p>
      <text:p text:style-name="Standard">[INFO] Pulsar ............................................. SUCCESS [ <text:s/>4.494 s]</text:p>
      <text:p text:style-name="Standard">[INFO] Pulsar Test Mocks .................................. SUCCESS [ <text:s/>1.047 s]</text:p>
      <text:p text:style-name="Standard">[INFO] Pulsar Client :: API ............................... SUCCESS [ <text:s/>0.872 s]</text:p>
      <text:p text:style-name="Standard">[INFO] Pulsar Common ...................................... SUCCESS [ 30.275 s]</text:p>
      <text:p text:style-name="Standard">[INFO] Pulsar Metadata .................................... FAILURE [01:12 min]</text:p>
      <text:p text:style-name="Standard">[INFO] Managed Ledger ..................................... SUCCESS [01:30 min]</text:p>
      <text:p text:style-name="Standard">[INFO] Apache Pulsar :: Jclouds shaded .................... SUCCESS [ <text:s/>0.517 s]</text:p>
      <text:p text:style-name="Standard">[INFO] Apache Pulsar :: Tiered Storage :: Parent .......... SUCCESS [ <text:s/>0.152 s]</text:p>
      <text:p text:style-name="Standard">[INFO] Apache Pulsar :: Tiered Storage :: JCloud .......... SUCCESS [ 35.609 s]</text:p>
      <text:p text:style-name="Standard">[INFO] Apache Pulsar :: Tiered Storage :: File System ..... SUCCESS [ 13.554 s]</text:p>
      <text:p text:style-name="Standard">[INFO] Pulsar ZooKeeper Utils ............................. SUCCESS [ 15.483 s]</text:p>
      <text:p text:style-name="Standard">[INFO] pulsar-broker-common ............................... SUCCESS [ 15.963 s]</text:p>
      <text:p text:style-name="Standard">[INFO] Pulsar Transaction :: Parent ....................... SUCCESS [ <text:s/>0.197 s]</text:p>
      <text:p text:style-name="Standard">[INFO] Pulsar Transaction :: Common ....................... SUCCESS [ <text:s/>0.513 s]</text:p>
      <text:p text:style-name="Standard">[INFO] Apache Pulsar :: Bouncy Castle :: Parent ........... SUCCESS [ <text:s/>0.133 s]</text:p>
      <text:p text:style-name="Standard">[INFO] Apache Pulsar :: Bouncy Castle :: BC ............... SUCCESS [ <text:s/>0.521 s]</text:p>
      <text:p text:style-name="Standard">[INFO] pulsar-client-messagecrypto-bc ..................... SUCCESS [ <text:s/>0.520 s]</text:p>
      <text:p text:style-name="Standard">[INFO] Pulsar Functions :: Parent ......................... SUCCESS [ <text:s/>0.227 s]</text:p>
      <text:p text:style-name="Standard">[INFO] Pulsar Functions :: Proto .......................... SUCCESS [ <text:s/>4.072 s]</text:p>
      <text:p text:style-name="Standard">[INFO] Pulsar Client Java ................................. SUCCESS [ 31.959 s]</text:p>
      <text:p text:style-name="Standard">[INFO] Pulsar Discovery Service WAR ....................... SUCCESS [ 11.494 s]</text:p>
      <text:p text:style-name="Standard">[INFO] Pulsar WebSocket ................................... SUCCESS [ 25.038 s]</text:p>
      <text:p text:style-name="Standard">[INFO] Pulsar Client Admin :: API ......................... SUCCESS [ <text:s/>0.797 s]</text:p>
      <text:p text:style-name="Standard">[INFO] Apache Pulsar :: Package Management ................ SUCCESS [ <text:s/>0.185 s]</text:p>
      <text:p text:style-name="Standard">[INFO] Apache Pulsar :: Package Management :: Core ........ SUCCESS [ <text:s/>3.562 s]</text:p>
      <text:p text:style-name="Standard">[INFO] Pulsar Client Admin Original ....................... SUCCESS [ <text:s/>4.326 s]</text:p>
      <text:p text:style-name="Standard">[INFO] Pulsar Functions :: API ............................ SUCCESS [ <text:s/>2.350 s]</text:p>
      <text:p text:style-name="Standard">[INFO] Pulsar IO :: Parent ................................ SUCCESS [ <text:s/>0.246 s]</text:p>
      <text:p text:style-name="Standard">[INFO] Pulsar IO :: IO .................................... SUCCESS [ <text:s/>4.112 s]</text:p>
      <text:p text:style-name="Standard">[INFO] Pulsar IO :: Batch Discovery Triggerers ............ SUCCESS [ <text:s/>0.412 s]</text:p>
      <text:p text:style-name="Standard">[INFO] pulsar-config-validation ........................... SUCCESS [ <text:s/>3.324 s]</text:p>
      <text:p text:style-name="Standard">[INFO] Pulsar Functions :: Utils .......................... SUCCESS [ 13.399 s]</text:p>
      <text:p text:style-name="Standard">[INFO] Pulsar Functions :: Secrets ........................ SUCCESS [ <text:s/>4.583 s]</text:p>
      <text:p text:style-name="Standard">[INFO] Pulsar Functions :: Instance ....................... SUCCESS [ 12.926 s]</text:p>
      <text:p text:style-name="Standard">[INFO] Pulsar Functions :: Runtime ........................ SUCCESS [ 17.043 s]</text:p>
      <text:p text:style-name="Standard">[INFO] Pulsar IO :: Cassandra ............................. SUCCESS [ <text:s/>1.132 s]</text:p>
      <text:p text:style-name="Standard">[INFO] Pulsar IO :: IO Common ............................. SUCCESS [ <text:s/>2.903 s]</text:p>
      <text:p text:style-name="Standard">[INFO] Pulsar IO :: Twitter ............................... SUCCESS [ <text:s/>2.846 s]</text:p>
      <text:p text:style-name="Standard">[INFO] Pulsar Functions :: API Examples ................... SUCCESS [ <text:s/>0.564 s]</text:p>
      <text:p text:style-name="Standard">[INFO] Pulsar Functions :: Worker ......................... FAILURE [ <text:s/>3.092 s]</text:p>
      <text:p text:style-name="Standard">[INFO] Pulsar Functions :: Local Runner original .......... SUCCESS [ <text:s/>1.451 s]</text:p>
      <text:p text:style-name="Standard">[INFO] Pulsar IO :: Batch Data Generator .................. SUCCESS [ <text:s/>1.762 s]</text:p>
      <text:p text:style-name="Standard">[INFO] Pulsar IO :: Data Generator ........................ SUCCESS [ <text:s/>0.476 s]</text:p>
      <text:p text:style-name="Standard">[INFO] Pulsar Transaction :: Coordinator .................. SUCCESS [ <text:s/>7.905 s]</text:p>
      <text:p text:style-name="Standard">[INFO] Pulsar Broker ...................................... FAILURE [ <text:s/>7.786 s]</text:p>
      <text:p text:style-name="Standard">[INFO] Pulsar Shaded Broker ............................... SUCCESS [ <text:s/>1.092 s]</text:p>
      <text:p text:style-name="Standard">[INFO] Pulsar Client Java ................................. SUCCESS [ <text:s/>0.177 s]</text:p>
      <text:p text:style-name="Standard">[INFO] Pulsar Client 1.x Compatibility Base ............... SUCCESS [ <text:s/>0.108 s]</text:p>
      <text:p text:style-name="Standard"><text:soft-page-break/>[INFO] Pulsar Client 2.x Shaded API ....................... SUCCESS [ <text:s/>0.198 s]</text:p>
      <text:p text:style-name="Standard">[INFO] Pulsar Client 1.x Compatibility API ................ FAILURE [ <text:s/>0.453 s]</text:p>
      <text:p text:style-name="Standard">[INFO] Pulsar Client Admin ................................ SUCCESS [ <text:s/>0.341 s]</text:p>
      <text:p text:style-name="Standard">[INFO] Pulsar Client Tools ................................ SUCCESS [ 13.796 s]</text:p>
      <text:p text:style-name="Standard">[INFO] Pulsar Client Tools Test ........................... FAILURE [ 13.641 s]</text:p>
      <text:p text:style-name="Standard">[INFO] Pulsar Client All .................................. SUCCESS [ <text:s/>0.336 s]</text:p>
      <text:p text:style-name="Standard">[INFO] Pulsar Proxy ....................................... FAILURE [ 11.736 s]</text:p>
      <text:p text:style-name="Standard">[INFO] Pulsar Test Client ................................. FAILURE [ <text:s/>8.049 s]</text:p>
      <text:p text:style-name="Standard">[INFO] pulsar-broker-auth-athenz .......................... SUCCESS [ <text:s/>5.215 s]</text:p>
      <text:p text:style-name="Standard">[INFO] pulsar-client-auth-athenz .......................... SUCCESS [ <text:s/>3.962 s]</text:p>
      <text:p text:style-name="Standard">[INFO] pulsar-zookeeper ................................... SUCCESS [ <text:s/>0.952 s]</text:p>
      <text:p text:style-name="Standard">[INFO] Pulsar SQL :: Parent ............................... SUCCESS [ <text:s/>0.113 s]</text:p>
      <text:p text:style-name="Standard">[INFO] Pulsar SQL :: Pulsar Presto Connector Packaging .... FAILURE [01:13 min]</text:p>
      <text:p text:style-name="Standard">[INFO] Pulsar SQL :: Pulsar Presto Connector .............. SUCCESS [ <text:s/>0.908 s]</text:p>
      <text:p text:style-name="Standard">[INFO] Pulsar SQL :: Pulsar Presto Distribution ........... SUCCESS [ <text:s/>2.090 s]</text:p>
      <text:p text:style-name="Standard">[INFO] Apache Pulsar :: Docker Images ..................... SUCCESS [ <text:s/>0.096 s]</text:p>
      <text:p text:style-name="Standard">[INFO] Apache Pulsar :: Docker Images :: Pulsar Dashboard . SUCCESS [ <text:s/>0.113 s]</text:p>
      <text:p text:style-name="Standard">[INFO] pulsar-client-auth-sasl ............................ SUCCESS [ <text:s/>0.697 s]</text:p>
      <text:p text:style-name="Standard">[INFO] pulsar-broker-auth-sasl ............................ FAILURE [ <text:s/>7.829 s]</text:p>
      <text:p text:style-name="Standard">[INFO] Pulsar Functions :: Runtime All .................... SUCCESS [ <text:s/>0.473 s]</text:p>
      <text:p text:style-name="Standard">[INFO] Pulsar Functions :: Local Runner Shaded ............ SUCCESS [ <text:s/>0.839 s]</text:p>
      <text:p text:style-name="Standard">[INFO] Pulsar IO :: Aerospike ............................. SUCCESS [ <text:s/>0.389 s]</text:p>
      <text:p text:style-name="Standard">[INFO] Pulsar IO :: Canal ................................. SUCCESS [ <text:s/>0.688 s]</text:p>
      <text:p text:style-name="Standard">[INFO] Apache Pulsar :: Kafka Connect Avro Converter shaded SUCCESS [ <text:s/>0.340 s]</text:p>
      <text:p text:style-name="Standard">[INFO] Pulsar IO :: Kafka Connect Adaptor ................. FAILURE [ <text:s/>1.234 s]</text:p>
      <text:p text:style-name="Standard">[INFO] Pulsar IO :: Debezium .............................. SUCCESS [ <text:s/>0.164 s]</text:p>
      <text:p text:style-name="Standard">[INFO] Pulsar IO :: Debezium :: Core ...................... FAILURE [ <text:s/>3.165 s]</text:p>
      <text:p text:style-name="Standard">[INFO] Pulsar IO :: Debezium :: mongodb ................... SUCCESS [ <text:s/>0.661 s]</text:p>
      <text:p text:style-name="Standard">[INFO] Pulsar IO :: Debezium :: mysql ..................... SUCCESS [ <text:s/>0.554 s]</text:p>
      <text:p text:style-name="Standard">[INFO] Pulsar IO :: Debezium :: postgres .................. SUCCESS [ <text:s/>0.544 s]</text:p>
      <text:p text:style-name="Standard">[INFO] Pulsar IO :: IO AWS ................................ SUCCESS [ <text:s/>0.517 s]</text:p>
      <text:p text:style-name="Standard">[INFO] Pulsar IO :: DynamoDB .............................. SUCCESS [ <text:s/>3.927 s]</text:p>
      <text:p text:style-name="Standard">[INFO] Pulsar IO :: ElasticSearch ......................... SUCCESS [ <text:s/>3.521 s]</text:p>
      <text:p text:style-name="Standard">[INFO] Pulsar IO :: File .................................. SUCCESS [01:23 min]</text:p>
      <text:p text:style-name="Standard">[INFO] Pulsar IO :: Flume ................................. SUCCESS [ 32.598 s]</text:p>
      <text:p text:style-name="Standard">[INFO] Pulsar IO :: Hbase ................................. SUCCESS [ <text:s/>4.784 s]</text:p>
      <text:p text:style-name="Standard">[INFO] Pulsar IO :: Hdfs2 ................................. SUCCESS [ <text:s/>5.227 s]</text:p>
      <text:p text:style-name="Standard">[INFO] Pulsar IO :: Hdfs3 ................................. SUCCESS [ <text:s/>5.901 s]</text:p>
      <text:p text:style-name="Standard">[INFO] Pulsar IO :: InfluxDB .............................. SUCCESS [ 10.497 s]</text:p>
      <text:p text:style-name="Standard">[INFO] Pulsar IO :: Jdbc .................................. SUCCESS [ <text:s/>0.183 s]</text:p>
      <text:p text:style-name="Standard">[INFO] Pulsar IO :: Jdbc :: Core .......................... SUCCESS [ <text:s/>0.489 s]</text:p>
      <text:p text:style-name="Standard">[INFO] Pulsar IO :: Jdbc :: ClickHouse .................... SUCCESS [ <text:s/>0.463 s]</text:p>
      <text:p text:style-name="Standard">[INFO] Pulsar IO :: Jdbc :: Mariadb ....................... SUCCESS [ <text:s/>0.307 s]</text:p>
      <text:p text:style-name="Standard">[INFO] Pulsar IO :: Jdbc :: Postgres ...................... SUCCESS [ <text:s/>0.307 s]</text:p>
      <text:p text:style-name="Standard">[INFO] Pulsar IO :: Jdbc :: Sqlite ........................ SUCCESS [ <text:s/>6.391 s]</text:p>
      <text:p text:style-name="Standard">[INFO] Pulsar IO :: Kafka ................................. SUCCESS [ <text:s/>7.610 s]</text:p>
      <text:p text:style-name="Standard">[INFO] Pulsar IO :: Kafka Connect Adaptor NAR ............. SUCCESS [ <text:s/>0.427 s]</text:p>
      <text:p text:style-name="Standard">[INFO] Pulsar IO :: Kinesis ............................... SUCCESS [ <text:s/>7.999 s]</text:p>
      <text:p text:style-name="Standard">[INFO] Pulsar IO :: MongoDB ............................... SUCCESS [ 11.692 s]</text:p>
      <text:p text:style-name="Standard"><text:soft-page-break/>[INFO] Pulsar IO :: Netty ................................. SUCCESS [ <text:s/>6.391 s]</text:p>
      <text:p text:style-name="Standard">[INFO] Pulsar IO :: NSQ ................................... SUCCESS [ <text:s/>2.498 s]</text:p>
      <text:p text:style-name="Standard">[INFO] Pulsar IO :: RabbitMQ .............................. SUCCESS [ 12.413 s]</text:p>
      <text:p text:style-name="Standard">[INFO] Pulsar IO :: Redis ................................. SUCCESS [ <text:s/>7.011 s]</text:p>
      <text:p text:style-name="Standard">[INFO] Pulsar IO :: Solr .................................. SUCCESS [ <text:s/>6.887 s]</text:p>
      <text:p text:style-name="Standard">[INFO] Pulsar IO :: Docs .................................. SUCCESS [ <text:s/>2.116 s]</text:p>
      <text:p text:style-name="Standard">[INFO] Apache Pulsar :: Bouncy Castle :: BC-FIPS .......... SUCCESS [ <text:s/>0.269 s]</text:p>
      <text:p text:style-name="Standard">[INFO] Pulsar Bouncy Castle FIPS Test ..................... FAILURE [ <text:s/>4.434 s]</text:p>
      <text:p text:style-name="Standard">[INFO] Apache Pulsar :: Package Management :: BookKeeper Storage SUCCESS [ 18.635 s]</text:p>
      <text:p text:style-name="Standard">[INFO] Pulsar :: Distribution ............................. SUCCESS [ <text:s/>0.158 s]</text:p>
      <text:p text:style-name="Standard">[INFO] Pulsar :: Distribution :: IO ....................... SUCCESS [ <text:s/>1.338 s]</text:p>
      <text:p text:style-name="Standard">[INFO] Pulsar :: Distribution :: Offloader ................ SUCCESS [ <text:s/>0.224 s]</text:p>
      <text:p text:style-name="Standard">[INFO] Pulsar :: Distribution :: Server ................... SUCCESS [ <text:s/>1.236 s]</text:p>
      <text:p text:style-name="Standard">[INFO] Apache Pulsar :: Docker Images :: Pulsar Latest Version SUCCESS [ <text:s/>0.108 s]</text:p>
      <text:p text:style-name="Standard">[INFO] Apache Pulsar :: Docker Images :: Grafana .......... SUCCESS [ <text:s/>0.124 s]</text:p>
      <text:p text:style-name="Standard">[INFO] Apache Pulsar :: Docker Images :: Pulsar Latest Version (Include All Components) SUCCESS [ <text:s/>0.106 s]</text:p>
      <text:p text:style-name="Standard">[INFO] Apache Pulsar :: Docker Images :: Pulsar Standalone <text:s/>SUCCESS [ <text:s/>0.162 s]</text:p>
      <text:p text:style-name="Standard">[INFO] Apache Pulsar :: Tests ............................. SUCCESS [ <text:s/>0.107 s]</text:p>
      <text:p text:style-name="Standard">[INFO] Apache Pulsar :: Tests :: Docker Images ............ SUCCESS [ <text:s/>0.132 s]</text:p>
      <text:p text:style-name="Standard">[INFO] Apache Pulsar :: Tests :: Docker Images :: Java Test Functions SUCCESS [ <text:s/>0.396 s]</text:p>
      <text:p text:style-name="Standard">[INFO] Apache Pulsar :: Tests :: Docker Images :: Latest Version Testing SUCCESS [ <text:s/>0.136 s]</text:p>
      <text:p text:style-name="Standard">[INFO] Apache Pulsar :: Tests :: Docker Images :: Java Test Image SUCCESS [ <text:s/>0.106 s]</text:p>
      <text:p text:style-name="Standard">[INFO] Apache Pulsar :: Tests :: Integration .............. SUCCESS [ <text:s/>3.740 s]</text:p>
      <text:p text:style-name="Standard">[INFO] Apache Pulsar :: Tests :: Backwards Client Compatibility 2.0.0-rc1-incubating SUCCESS [ <text:s/>0.486 s]</text:p>
      <text:p text:style-name="Standard">[INFO] Apache Pulsar :: Tests :: Backwards Client Compatibility 2.0.1-incubating SUCCESS [ <text:s/>0.359 s]</text:p>
      <text:p text:style-name="Standard">[INFO] Apache Pulsar :: Tests :: Backwards Client Compatibility 2.6.0 SUCCESS [ <text:s/>1.112 s]</text:p>
      <text:p text:style-name="Standard">[INFO] Apache Pulsar :: Tests :: Pulsar-Client-All-Shade Test FAILURE [ <text:s/>0.534 s]</text:p>
      <text:p text:style-name="Standard">[INFO] Apache Pulsar :: Tests :: Pulsar-Client-Shade Test . FAILURE [ <text:s/>0.461 s]</text:p>
      <text:p text:style-name="Standard">[INFO] Apache Pulsar :: Tests :: Pulsar-Client-Admin-Shade Test FAILURE [ <text:s/>0.682 s]</text:p>
      <text:p text:style-name="Standard">[INFO] ------------------------------------------------------------------------</text:p>
      <text:p text:style-name="Standard">[INFO] BUILD FAILURE</text:p>
      <text:p text:style-name="Standard">[INFO] ------------------------------------------------------------------------</text:p>
      <text:p text:style-name="Standard">[INFO] Total time: <text:s/>14:32 min</text:p>
      <text:p text:style-name="Standard">[INFO] Finished at: 2021-05-25T22:56:08-05:00</text:p>
      <text:p text:style-name="Standard">[INFO] ------------------------------------------------------------------------</text:p>
      <text:p text:style-name="Standard">[ERROR] Failed to execute goal org.apache.maven.plugins:maven-surefire-plugin:3.0.0-M3:test (default-test) on project pulsar-metadata: There are test failures.</text:p>
      <text:p text:style-name="Standard">[ERROR] </text:p>
      <text:p text:style-name="Standard">[ERROR] Please refer to /home/mostafij/Desktop/Github/pulsar/pulsar-metadata/target/surefire-reports for the individual test results.</text:p>
      <text:p text:style-name="Standard">[ERROR] Please refer to dump files (if any exist) [date].dump, [date]-jvmRun[N].dump and [date].dumpstream.</text:p>
      <text:p text:style-name="Standard">[ERROR] -&gt; [Help 1]</text:p>
      <text:p text:style-name="Standard">[ERROR] Failed to execute goal org.apache.maven.plugins:maven-dependency-plugin:3.1.2:copy (copy-pulsar-io-connectors) on project pulsar-functions-worker: Artifact has not been packaged yet. When used on reactor artifact, copy should be executed after packaging: see MDEP-187. -&gt; [Help 2]</text:p>
      <text:p text:style-name="Standard"><text:soft-page-break/>[ERROR] Failed to execute goal org.apache.maven.plugins:maven-dependency-plugin:3.1.2:copy (copy-pulsar-io-connectors) on project pulsar-broker: Artifact has not been packaged yet. When used on reactor artifact, copy should be executed after packaging: see MDEP-187. -&gt; [Help 2]</text:p>
      <text:p text:style-name="Standard">[ERROR] Failed to execute goal org.apache.maven.plugins:maven-compiler-plugin:3.8.1:compile (default-compile) on project pulsar-client-1x: Compilation failure: Compilation failure: </text:p>
      <text:p text:style-name="Standard">[ERROR] /home/mostafij/Desktop/Github/pulsar/pulsar-client-1x-base/pulsar-client-1x/src/main/java/org/apache/pulsar/client/impl/v1/ReaderV1Impl.java:[31,56] package org.apache.pulsar.shade.client.api.v2 does not exist</text:p>
      <text:p text:style-name="Standard">[ERROR] /home/mostafij/Desktop/Github/pulsar/pulsar-client-1x-base/pulsar-client-1x/src/main/java/org/apache/pulsar/client/impl/v1/ReaderV1Impl.java:[33,62] package org.apache.pulsar.shade.client.api.v2 does not exist</text:p>
      <text:p text:style-name="Standard">[ERROR] /home/mostafij/Desktop/Github/pulsar/pulsar-client-1x-base/pulsar-client-1x/src/main/java/org/apache/pulsar/client/impl/v1/ConsumerV1Impl.java:[32,56] package org.apache.pulsar.shade.client.api.v2 does not exist</text:p>
      <text:p text:style-name="Standard">[ERROR] /home/mostafij/Desktop/Github/pulsar/pulsar-client-1x-base/pulsar-client-1x/src/main/java/org/apache/pulsar/client/impl/v1/ConsumerV1Impl.java:[34,64] package org.apache.pulsar.shade.client.api.v2 does not exist</text:p>
      <text:p text:style-name="Standard">[ERROR] -&gt; [Help 1]</text:p>
      <text:p text:style-name="Standard">[ERROR] Failed to execute goal org.apache.maven.plugins:maven-surefire-plugin:3.0.0-M3:test (default-test) on project pulsar-client-tools-test: There are test failures.</text:p>
      <text:p text:style-name="Standard">[ERROR] </text:p>
      <text:p text:style-name="Standard">[ERROR] Please refer to /home/mostafij/Desktop/Github/pulsar/pulsar-client-tools-test/target/surefire-reports for the individual test results.</text:p>
      <text:p text:style-name="Standard">[ERROR] Please refer to dump files (if any exist) [date].dump, [date]-jvmRun[N].dump and [date].dumpstream.</text:p>
      <text:p text:style-name="Standard">[ERROR] -&gt; [Help 1]</text:p>
      <text:p text:style-name="Standard">[ERROR] Failed to execute goal org.apache.maven.plugins:maven-surefire-plugin:3.0.0-M3:test (default-test) on project pulsar-proxy: There are test failures.</text:p>
      <text:p text:style-name="Standard">[ERROR] </text:p>
      <text:p text:style-name="Standard">[ERROR] Please refer to /home/mostafij/Desktop/Github/pulsar/pulsar-proxy/target/surefire-reports for the individual test results.</text:p>
      <text:p text:style-name="Standard">[ERROR] Please refer to dump files (if any exist) [date].dump, [date]-jvmRun[N].dump and [date].dumpstream.</text:p>
      <text:p text:style-name="Standard">[ERROR] -&gt; [Help 1]</text:p>
      <text:p text:style-name="Standard">[ERROR] Failed to execute goal org.apache.maven.plugins:maven-surefire-plugin:3.0.0-M3:test (default-test) on project pulsar-testclient: There are test failures.</text:p>
      <text:p text:style-name="Standard">[ERROR] </text:p>
      <text:p text:style-name="Standard">[ERROR] Please refer to /home/mostafij/Desktop/Github/pulsar/pulsar-testclient/target/surefire-reports for the individual test results.</text:p>
      <text:p text:style-name="Standard">[ERROR] Please refer to dump files (if any exist) [date].dump, [date]-jvmRun[N].dump and [date].dumpstream.</text:p>
      <text:p text:style-name="Standard">[ERROR] -&gt; [Help 1]</text:p>
      <text:p text:style-name="Standard">[ERROR] Failed to execute goal org.apache.maven.plugins:maven-surefire-plugin:3.0.0-M3:test (default-test) on project pulsar-presto-connector-original: There are test failures.</text:p>
      <text:p text:style-name="Standard">[ERROR] </text:p>
      <text:p text:style-name="Standard">[ERROR] Please refer to /home/mostafij/Desktop/Github/pulsar/pulsar-sql/presto-pulsar/target/surefire-reports for the individual test results.</text:p>
      <text:p text:style-name="Standard">[ERROR] Please refer to dump files (if any exist) [date].dump, [date]-jvmRun[N].dump and [date].dumpstream.</text:p>
      <text:p text:style-name="Standard"><text:soft-page-break/>[ERROR] -&gt; [Help 1]</text:p>
      <text:p text:style-name="Standard">[ERROR] Failed to execute goal org.apache.maven.plugins:maven-surefire-plugin:3.0.0-M3:test (default-test) on project pulsar-broker-auth-sasl: There are test failures.</text:p>
      <text:p text:style-name="Standard">[ERROR] </text:p>
      <text:p text:style-name="Standard">[ERROR] Please refer to /home/mostafij/Desktop/Github/pulsar/pulsar-broker-auth-sasl/target/surefire-reports for the individual test results.</text:p>
      <text:p text:style-name="Standard">[ERROR] Please refer to dump files (if any exist) [date].dump, [date]-jvmRun[N].dump and [date].dumpstream.</text:p>
      <text:p text:style-name="Standard">[ERROR] -&gt; [Help 1]</text:p>
      <text:p text:style-name="Standard">[ERROR] Failed to execute goal org.apache.maven.plugins:maven-compiler-plugin:3.8.1:compile (default-compile) on project pulsar-io-kafka-connect-adaptor: Compilation failure: Compilation failure: </text:p>
      <text:p text:style-name="Standard">[ERROR] /home/mostafij/Desktop/Github/pulsar/pulsar-io/kafka-connect-adaptor/src/main/java/org/apache/pulsar/io/kafka/connect/KafkaConnectSource.java:[32,63] package org.apache.pulsar.kafka.shade.io.confluent.connect.avro does not exist</text:p>
      <text:p text:style-name="Standard">[ERROR] /home/mostafij/Desktop/Github/pulsar/pulsar-io/kafka-connect-adaptor/src/main/java/org/apache/pulsar/io/kafka/connect/AbstractKafkaConnectSource.java:[33,63] package org.apache.pulsar.kafka.shade.io.confluent.connect.avro does not exist</text:p>
      <text:p text:style-name="Standard">[ERROR] /home/mostafij/Desktop/Github/pulsar/pulsar-io/kafka-connect-adaptor/src/main/java/org/apache/pulsar/io/kafka/connect/AbstractKafkaConnectSource.java:[34,78] package org.apache.pulsar.kafka.shade.io.confluent.kafka.schemaregistry.client does not exist</text:p>
      <text:p text:style-name="Standard">[ERROR] /home/mostafij/Desktop/Github/pulsar/pulsar-io/kafka-connect-adaptor/src/main/java/org/apache/pulsar/io/kafka/connect/AbstractKafkaConnectSource.java:[35,68] package org.apache.pulsar.kafka.shade.io.confluent.kafka.serializers does not exist</text:p>
      <text:p text:style-name="Standard">[ERROR] /home/mostafij/Desktop/Github/pulsar/pulsar-io/kafka-connect-adaptor/src/main/java/org/apache/pulsar/io/kafka/connect/schema/KafkaSchemaWrappedSchema.java:[42,71] package org.apache.pulsar.kafka.shade.avro does not exist</text:p>
      <text:p text:style-name="Standard">[ERROR] -&gt; [Help 1]</text:p>
      <text:p text:style-name="Standard">[ERROR] Failed to execute goal org.apache.maven.plugins:maven-surefire-plugin:3.0.0-M3:test (default-test) on project pulsar-io-debezium-core: There are test failures.</text:p>
      <text:p text:style-name="Standard">[ERROR] </text:p>
      <text:p text:style-name="Standard">[ERROR] Please refer to /home/mostafij/Desktop/Github/pulsar/pulsar-io/debezium/core/target/surefire-reports for the individual test results.</text:p>
      <text:p text:style-name="Standard">[ERROR] Please refer to dump files (if any exist) [date].dump, [date]-jvmRun[N].dump and [date].dumpstream.</text:p>
      <text:p text:style-name="Standard">[ERROR] -&gt; [Help 1]</text:p>
      <text:p text:style-name="Standard">[ERROR] Failed to execute goal org.apache.maven.plugins:maven-surefire-plugin:3.0.0-M3:test (default-test) on project bcfips-include-test: There are test failures.</text:p>
      <text:p text:style-name="Standard">[ERROR] </text:p>
      <text:p text:style-name="Standard">[ERROR] Please refer to /home/mostafij/Desktop/Github/pulsar/bouncy-castle/bcfips-include-test/target/surefire-reports for the individual test results.</text:p>
      <text:p text:style-name="Standard">[ERROR] Please refer to dump files (if any exist) [date].dump, [date]-jvmRun[N].dump and [date].dumpstream.</text:p>
      <text:p text:style-name="Standard">[ERROR] -&gt; [Help 1]</text:p>
      <text:p text:style-name="Standard">[ERROR] Failed to execute goal org.apache.maven.plugins:maven-compiler-plugin:3.8.1:testCompile (default-testCompile) on project pulsar-client-all-shade-test: Compilation failure: Compilation failure: </text:p>
      <text:p text:style-name="Standard">[ERROR] /home/mostafij/Desktop/Github/pulsar/tests/pulsar-client-all-shade-test/src/test/java/org/apache/pulsar/tests/integration/SimpleProducerConsumerTest.java:[36,47] package org.apache.pulsar.shade.io.netty.buffer does not exist</text:p>
      <text:p text:style-name="Standard"><text:soft-page-break/>[ERROR] /home/mostafij/Desktop/Github/pulsar/tests/pulsar-client-all-shade-test/src/test/java/org/apache/pulsar/tests/integration/SimpleProducerConsumerTest.java:[37,47] package org.apache.pulsar.shade.io.netty.buffer does not exist</text:p>
      <text:p text:style-name="Standard">[ERROR] -&gt; [Help 1]</text:p>
      <text:p text:style-name="Standard">[ERROR] Failed to execute goal org.apache.maven.plugins:maven-compiler-plugin:3.8.1:testCompile (default-testCompile) on project pulsar-client-shade-test: Compilation failure: Compilation failure: </text:p>
      <text:p text:style-name="Standard">[ERROR] /home/mostafij/Desktop/Github/pulsar/tests/pulsar-client-shade-test/src/test/java/org/apache/pulsar/tests/integration/SimpleProducerConsumerTest.java:[35,47] package org.apache.pulsar.shade.io.netty.buffer does not exist</text:p>
      <text:p text:style-name="Standard">[ERROR] /home/mostafij/Desktop/Github/pulsar/tests/pulsar-client-shade-test/src/test/java/org/apache/pulsar/tests/integration/SimpleProducerConsumerTest.java:[36,47] package org.apache.pulsar.shade.io.netty.buffer does not exist</text:p>
      <text:p text:style-name="Standard">[ERROR] -&gt; [Help 1]</text:p>
      <text:p text:style-name="Standard">[ERROR] Failed to execute goal org.apache.maven.plugins:maven-compiler-plugin:3.8.1:testCompile (default-testCompile) on project pulsar-client-admin-shade-test: Compilation failure: Compilation failure: </text:p>
      <text:p text:style-name="Standard">[ERROR] /home/mostafij/Desktop/Github/pulsar/tests/pulsar-client-admin-shade-test/src/test/java/org/apache/pulsar/tests/integration/SimpleProducerConsumerTest.java:[35,47] package org.apache.pulsar.shade.io.netty.buffer does not exist</text:p>
      <text:p text:style-name="Standard">[ERROR] /home/mostafij/Desktop/Github/pulsar/tests/pulsar-client-admin-shade-test/src/test/java/org/apache/pulsar/tests/integration/SimpleProducerConsumerTest.java:[36,47] package org.apache.pulsar.shade.io.netty.buffer does not exist</text:p>
      <text:p text:style-name="Standard">[ERROR] -&gt; [Help 1]</text:p>
      <text:p text:style-name="Standard">[ERROR] </text:p>
      <text:p text:style-name="Standard">[ERROR] To see the full stack trace of the errors, re-run Maven with the -e switch.</text:p>
      <text:p text:style-name="Standard">[ERROR] Re-run Maven using the -X switch to enable full debug logging.</text:p>
      <text:p text:style-name="Standard">[ERROR] </text:p>
      <text:p text:style-name="Standard">[ERROR] For more information about the errors and possible solutions, please read the following articles:</text:p>
      <text:p text:style-name="Standard">[ERROR] [Help 1] http://cwiki.apache.org/confluence/display/MAVEN/MojoFailureException</text:p>
      <text:p text:style-name="Standard">[ERROR] [Help 2] http://cwiki.apache.org/confluence/display/MAVEN/MojoExecutionException</text:p>
      <text:p text:style-name="Standard">[ERROR] </text:p>
      <text:p text:style-name="Standard">[ERROR] After correcting the problems, you can resume the build with the command</text:p>
      <text:p text:style-name="Standard">[ERROR] <text:s text:c="2"/>mvn &lt;args&gt; -rf :pulsar-metadata</text:p>
      <text:p text:style-name="Standard">[INFO] Build failures were ignor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23:00:31.960370210</meta:creation-date>
    <dc:date>2021-05-25T23:00:51.705137263</dc:date>
    <meta:editing-duration>PT22S</meta:editing-duration>
    <meta:editing-cycles>1</meta:editing-cycles>
    <meta:document-statistic meta:table-count="0" meta:image-count="0" meta:object-count="0" meta:page-count="6" meta:paragraph-count="211" meta:word-count="2051" meta:character-count="19722" meta:non-whitespace-character-count="17758"/>
    <meta:generator>LibreOffice/6.4.7.2$Linux_X86_64 LibreOffice_project/40$Build-2</meta:generator>
  </office:meta>
</office:document-meta>
</file>